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Liberation Serif" fo:font-size="14pt" officeooo:paragraph-rsid="00230d87" style:font-size-asian="14pt" style:font-size-complex="14pt"/>
    </style:style>
    <style:style style:name="P2" style:family="paragraph" style:parent-style-name="Standard">
      <style:text-properties style:font-name="Liberation Serif" fo:font-size="14pt" officeooo:rsid="00234fff" officeooo:paragraph-rsid="00234fff" style:font-size-asian="14pt" style:font-size-complex="14pt"/>
    </style:style>
    <style:style style:name="P3" style:family="paragraph" style:parent-style-name="Standard">
      <style:text-properties style:font-name="Liberation Serif" fo:font-size="14pt" officeooo:rsid="00234fff" officeooo:paragraph-rsid="00234fff" style:font-size-asian="12.25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 fo:font-size="14pt" officeooo:paragraph-rsid="00230d87" style:font-size-asian="14pt" style:font-size-complex="14pt"/>
    </style:style>
    <style:style style:name="P5" style:family="paragraph" style:parent-style-name="Subtitle">
      <style:text-properties style:font-name="Liberation Serif" fo:language="ru" fo:country="RU"/>
    </style:style>
    <style:style style:name="P6" style:family="paragraph" style:parent-style-name="Text_20_body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7" style:family="paragraph" style:parent-style-name="Text_20_body">
      <style:text-properties style:font-name="Liberation Serif" fo:language="ru" fo:country="RU"/>
    </style:style>
    <style:style style:name="P8" style:family="paragraph" style:parent-style-name="Text_20_body">
      <style:text-properties style:font-name="Liberation Serif" fo:language="ru" fo:country="RU" officeooo:paragraph-rsid="001e8cf0"/>
    </style:style>
    <style:style style:name="P9" style:family="paragraph" style:parent-style-name="Text_20_body">
      <style:text-properties style:font-name="Liberation Serif" fo:font-size="14pt" fo:language="ru" fo:country="RU" officeooo:rsid="00234fff" officeooo:paragraph-rsid="00234fff" style:font-size-asian="12.25pt" style:font-size-complex="14pt"/>
    </style:style>
    <style:style style:name="P10" style:family="paragraph" style:parent-style-name="Text_20_body">
      <style:text-properties style:font-name="Liberation Serif" fo:font-size="14pt" fo:language="ru" fo:country="RU" officeooo:rsid="00246cc6" officeooo:paragraph-rsid="00246cc6" style:font-size-asian="12.25pt" style:font-size-complex="14pt"/>
    </style:style>
    <style:style style:name="P11" style:family="paragraph" style:parent-style-name="Text_20_body">
      <style:text-properties style:font-name="Liberation Serif" fo:font-size="14pt" fo:language="ru" fo:country="RU" fo:font-style="italic" officeooo:rsid="00234fff" officeooo:paragraph-rsid="00234fff" style:font-size-asian="12.25pt" style:font-style-asian="italic" style:font-size-complex="14pt" style:font-style-complex="italic"/>
    </style:style>
    <style:style style:name="P12" style:family="paragraph" style:parent-style-name="Text_20_body">
      <style:text-properties style:font-name="Liberation Serif" fo:font-size="14pt" fo:language="ru" fo:country="RU" fo:font-style="normal" officeooo:rsid="00234fff" officeooo:paragraph-rsid="00234fff" style:font-size-asian="12.25pt" style:font-style-asian="normal" style:font-size-complex="14pt" style:font-style-complex="normal"/>
    </style:style>
    <style:style style:name="P13" style:family="paragraph" style:parent-style-name="Text_20_body" style:master-page-name="">
      <style:paragraph-properties fo:margin-left="0.4366in" fo:margin-right="0in" fo:margin-top="0in" fo:margin-bottom="0.0972in" style:contextual-spacing="false" fo:line-height="120%" fo:text-indent="0in" style:auto-text-indent="false" style:page-number="auto"/>
      <style:text-properties style:font-name="Liberation Serif" fo:font-size="14pt" fo:language="ru" fo:country="RU" officeooo:rsid="0022590c" officeooo:paragraph-rsid="0022590c" style:font-size-asian="14pt" style:font-size-complex="14pt"/>
    </style:style>
    <style:style style:name="P14" style:family="paragraph" style:parent-style-name="Title">
      <style:text-properties style:font-name="Liberation Serif" fo:font-size="24pt" fo:language="ru" fo:country="RU" officeooo:rsid="001e8cf0" officeooo:paragraph-rsid="001e8cf0" style:font-size-asian="21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officeooo:rsid="00246cc6" officeooo:paragraph-rsid="00246cc6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weight="bold" officeooo:rsid="00246cc6" officeooo:paragraph-rsid="00246cc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246cc6" officeooo:paragraph-rsid="00246cc6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25010d" officeooo:paragraph-rsid="0025010d"/>
    </style:style>
    <style:style style:name="P20" style:family="paragraph" style:parent-style-name="Text_20_body">
      <style:text-properties style:text-position="0% 100%" style:font-name="Liberation Serif" fo:font-size="14pt" officeooo:rsid="00230d87" officeooo:paragraph-rsid="00230d87" style:font-size-asian="12.25pt" style:font-size-complex="14pt"/>
    </style:style>
    <style:style style:name="P21" style:family="paragraph" style:parent-style-name="Text_20_body" style:list-style-name="L1">
      <style:text-properties style:text-position="0% 100%" style:font-name="Liberation Serif" fo:font-size="14pt" officeooo:rsid="00230d87" officeooo:paragraph-rsid="00234fff" style:font-size-asian="12.25pt" style:font-size-complex="14pt"/>
    </style:style>
    <style:style style:name="P22" style:family="paragraph" style:parent-style-name="Text_20_body">
      <style:text-properties style:text-position="0% 100%" style:font-name="Liberation Serif" fo:font-size="14pt" officeooo:rsid="00234fff" officeooo:paragraph-rsid="00234fff" style:font-size-asian="14pt" style:font-size-complex="14pt"/>
    </style:style>
    <style:style style:name="P23" style:family="paragraph" style:parent-style-name="Text_20_body" style:list-style-name="L1">
      <style:text-properties style:font-name="Liberation Serif" officeooo:rsid="00230d87" officeooo:paragraph-rsid="00234fff"/>
    </style:style>
    <style:style style:name="P24" style:family="paragraph" style:parent-style-name="Heading_20_1" style:list-style-name="">
      <style:text-properties style:font-name="Liberation Serif" fo:language="ru" fo:country="RU" officeooo:rsid="001e8cf0" officeooo:paragraph-rsid="001e8cf0"/>
    </style:style>
    <style:style style:name="P25" style:family="paragraph" style:parent-style-name="Heading_20_1">
      <style:text-properties style:font-name="Liberation Serif" fo:language="ru" fo:country="RU" officeooo:rsid="001e8cf0" officeooo:paragraph-rsid="001e8cf0"/>
    </style:style>
    <style:style style:name="P26" style:family="paragraph" style:parent-style-name="Heading_20_1">
      <style:text-properties style:font-name="Liberation Serif" fo:font-size="14pt" style:font-size-asian="14pt" style:font-size-complex="14pt"/>
    </style:style>
    <style:style style:name="P27" style:family="paragraph" style:parent-style-name="Heading_20_1" style:list-style-name="">
      <style:text-properties style:font-name="Liberation Serif" officeooo:rsid="00230d87" officeooo:paragraph-rsid="00230d87"/>
    </style:style>
    <style:style style:name="P28" style:family="paragraph" style:parent-style-name="Heading_20_1" style:list-style-name="">
      <style:text-properties style:font-name="Liberation Serif" officeooo:rsid="00230d87" officeooo:paragraph-rsid="00230d87"/>
    </style:style>
    <style:style style:name="P29" style:family="paragraph" style:parent-style-name="Heading_20_1">
      <style:text-properties style:font-name="Liberation Serif" officeooo:paragraph-rsid="00230d87"/>
    </style:style>
    <style:style style:name="P30" style:family="paragraph" style:parent-style-name="Heading_20_1" style:list-style-name="" style:master-page-name="Standard">
      <style:paragraph-properties fo:margin-left="0in" fo:margin-right="0in" fo:text-align="center" style:justify-single-word="false" fo:text-indent="0in" style:auto-text-indent="false" style:page-number="auto" fo:break-before="page"/>
      <style:text-properties fo:text-transform="uppercase" style:font-name="Liberation Serif" fo:font-size="16pt" officeooo:paragraph-rsid="0022590c" style:font-size-asian="16pt"/>
    </style:style>
    <style:style style:name="P31" style:family="paragraph" style:parent-style-name="Heading_20_1">
      <style:paragraph-properties fo:break-before="page"/>
      <style:text-properties style:font-name="Liberation Serif" officeooo:rsid="00230d87" officeooo:paragraph-rsid="00230d87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Standard" style:list-style-name="L2">
      <style:text-properties style:font-name="Liberation Serif" officeooo:rsid="00234fff" officeooo:paragraph-rsid="00234fff"/>
    </style:style>
    <style:style style:name="P34" style:family="paragraph" style:parent-style-name="Standard" style:list-style-name="L2">
      <style:text-properties style:font-name="Liberation Serif" fo:font-size="14pt" officeooo:rsid="00234fff" officeooo:paragraph-rsid="00234fff" style:font-size-asian="12.25pt" style:font-size-complex="14pt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style:font-name="Liberation Serif"/>
    </style:style>
    <style:style style:name="P37" style:family="paragraph" style:parent-style-name="Heading_20_2">
      <style:text-properties style:font-name="Liberation Serif" fo:font-size="14pt" officeooo:rsid="00230d87" officeooo:paragraph-rsid="00230d87" style:font-size-asian="12.25pt" style:font-size-complex="14pt"/>
    </style:style>
    <style:style style:name="P38" style:family="paragraph" style:parent-style-name="Heading_20_2">
      <style:text-properties style:font-name="Liberation Serif" fo:font-size="14pt" style:font-size-asian="14pt" style:font-size-complex="14pt"/>
    </style:style>
    <style:style style:name="P39" style:family="paragraph" style:parent-style-name="Heading_20_2">
      <style:text-properties style:font-name="Liberation Serif" fo:font-size="14pt" officeooo:paragraph-rsid="00234fff" style:font-size-asian="14pt" style:font-size-complex="14pt"/>
    </style:style>
    <style:style style:name="P40" style:family="paragraph" style:parent-style-name="Heading_20_2">
      <style:text-properties style:font-name="Liberation Serif" officeooo:rsid="00230d87" officeooo:paragraph-rsid="00230d87"/>
    </style:style>
    <style:style style:name="P4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text-position="super 58%" fo:language="ru" fo:country="RU" officeooo:rsid="00230d87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2590c"/>
    </style:style>
    <style:style style:name="T4" style:family="text">
      <style:text-properties style:text-position="0% 100%" fo:language="ru" fo:country="RU" officeooo:rsid="0022590c"/>
    </style:style>
    <style:style style:name="T5" style:family="text">
      <style:text-properties style:text-position="0% 100%" fo:language="ru" fo:country="RU" officeooo:rsid="00230d87"/>
    </style:style>
    <style:style style:name="T6" style:family="text">
      <style:text-properties style:text-position="0% 100%" officeooo:rsid="00230d87"/>
    </style:style>
    <style:style style:name="T7" style:family="text">
      <style:text-properties style:text-position="0% 100%" fo:font-size="14pt" style:font-size-asian="12.25pt" style:font-size-complex="14pt"/>
    </style:style>
    <style:style style:name="T8" style:family="text">
      <style:text-properties style:text-position="0% 100%" fo:font-size="14pt" officeooo:rsid="0022590c" style:font-size-asian="12.25pt" style:font-size-complex="14pt"/>
    </style:style>
    <style:style style:name="T9" style:family="text">
      <style:text-properties style:text-position="0% 100%" fo:font-size="14pt" officeooo:rsid="00234fff" style:font-size-asian="12.25pt" style:font-size-complex="14pt"/>
    </style:style>
    <style:style style:name="T10" style:family="text">
      <style:text-properties style:text-position="0% 100%" officeooo:rsid="00234fff"/>
    </style:style>
    <style:style style:name="T11" style:family="text">
      <style:text-properties officeooo:rsid="0022590c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0d87"/>
    </style:style>
    <style:style style:name="T15" style:family="text">
      <style:text-properties officeooo:rsid="00234fff"/>
    </style:style>
    <style:style style:name="T16" style:family="text">
      <style:text-properties officeooo:rsid="0025010d"/>
    </style:style>
    <style:style style:name="T17" style:family="text">
      <style:text-properties officeooo:rsid="0026a61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6"/>
      <text:p text:style-name="P6"/>
      <text:p text:style-name="P14">Программа расчета сопротивлений <text:span text:style-name="T11">между узлами электрической цепи</text:span></text:p>
      <text:p text:style-name="P5">Руководство программиста</text:p>
      <text:p text:style-name="P7"/>
      <text:h text:style-name="P24" text:outline-level="1"/>
      <text:h text:style-name="P30" text:outline-level="1"><text:bookmark-start text:name="__RefHeading__682_2002616289"/>Аннотация<text:bookmark-end text:name="__RefHeading__682_2002616289"/></text:h>
      <text:p text:style-name="P4">В данном программном документе приведено руководство программиста по настройке и использованию программы «<text:span text:style-name="T14">resistance.py</text:span>», предназначенной для очистки и дефрагментации оперативной памяти ПК через заданные интервалы времени.</text:p>
      <text:p text:style-name="P4">В данном программном документе, в разделе «Назначение и условия применения программы» указаны назначение и функции, выполняемые программой, условия, необходимые для выполнения программы (объем оперативной памяти, требования к составу и параметрам периферийных устройств, требования к программному обеспечению и т.п.).<text:tab/></text:p>
      <text:p text:style-name="P1">В разделе «Характеристика программы» приведено описание основных характеристик и особенностей программы (режим работы, средства контроля правильности выполнения и самовосстанавливаемости программы и т.п.). </text:p>
      <text:p text:style-name="P1">В данном программном документе, в разделе «Входные и выходные данные» приведено описание организации используемой входной и выходной информации.</text:p>
      <text:p text:style-name="P1">В разделе «Сообщения» указаны тексты сообщений, выдаваемых программисту или оператору в ходе выполнения программы, описание их содержания и действий, которые необходимо предпринять по этим сообщениям.</text:p>
      <text:p text:style-name="P1">Оформление программного документа «Руководство программиста» произведено по требованиям ГОСТ 19.<text:span text:style-name="T14">504-79.</text:span></text:p>
      <text:h text:style-name="P26" text:outline-level="1"/>
      <text:p text:style-name="P13"/>
      <text:h text:style-name="P27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Содержание</text:p>
          </text:index-title>
          <text:p text:style-name="P35"><text:a xlink:type="simple" xlink:href="#__RefHeading__682_2002616289" text:style-name="Index_20_Link" text:visited-style-name="Index_20_Link">Аннотация<text:tab/>2</text:a></text:p>
          <text:p text:style-name="P35"><text:a xlink:type="simple" xlink:href="#__RefHeading__684_2002616289" text:style-name="Index_20_Link" text:visited-style-name="Index_20_Link">1. Назначение и условия применения программы<text:tab/>3</text:a></text:p>
          <text:p text:style-name="P41"><text:a xlink:type="simple" xlink:href="#__RefHeading__686_2002616289" text:style-name="Index_20_Link" text:visited-style-name="Index_20_Link">1.1 Назначение программы<text:tab/>3</text:a></text:p>
          <text:p text:style-name="P41"><text:a xlink:type="simple" xlink:href="#__RefHeading__688_2002616289" text:style-name="Index_20_Link" text:visited-style-name="Index_20_Link">1.2 Функции, выполняемые программой<text:tab/>3</text:a></text:p>
          <text:p text:style-name="P41"><text:a xlink:type="simple" xlink:href="#__RefHeading__690_2002616289" text:style-name="Index_20_Link" text:visited-style-name="Index_20_Link">1.3 Условия, необходимые для выполнения программы<text:tab/>3</text:a></text:p>
          <text:p text:style-name="P35"><text:a xlink:type="simple" xlink:href="#__RefHeading__692_2002616289" text:style-name="Index_20_Link" text:visited-style-name="Index_20_Link">2. Характеристика программы<text:tab/>4</text:a></text:p>
          <text:p text:style-name="P41"><text:a xlink:type="simple" xlink:href="#__RefHeading__694_2002616289" text:style-name="Index_20_Link" text:visited-style-name="Index_20_Link">2.1 Режим работы программы<text:tab/>4</text:a></text:p>
          <text:p text:style-name="P41"><text:a xlink:type="simple" xlink:href="#__RefHeading__696_2002616289" text:style-name="Index_20_Link" text:visited-style-name="Index_20_Link">2.2 Временные характеристики<text:tab/>4</text:a></text:p>
          <text:p text:style-name="P41"><text:a xlink:type="simple" xlink:href="#__RefHeading__698_2002616289" text:style-name="Index_20_Link" text:visited-style-name="Index_20_Link">2.3 Контроль работоспособности программы<text:tab/>4</text:a></text:p>
          <text:p text:style-name="P35"><text:a xlink:type="simple" xlink:href="#__RefHeading__700_2002616289" text:style-name="Index_20_Link" text:visited-style-name="Index_20_Link">3. Обращение к программе<text:tab/>4</text:a></text:p>
          <text:p text:style-name="P35"><text:a xlink:type="simple" xlink:href="#__RefHeading__702_2002616289" text:style-name="Index_20_Link" text:visited-style-name="Index_20_Link">4. Входные и выходные данные<text:tab/>4</text:a></text:p>
          <text:p text:style-name="P35"><text:a xlink:type="simple" xlink:href="#__RefHeading__704_2002616289" text:style-name="Index_20_Link" text:visited-style-name="Index_20_Link">5. Сообщения<text:tab/>5</text:a></text:p>
        </text:index-body>
      </text:table-of-content>
      <text:h text:style-name="P27" text:outline-level="1"/>
      <text:h text:style-name="P31" text:outline-level="1"><text:bookmark-start text:name="__RefHeading__684_2002616289"/>1. Назначение и условия применения программы<text:bookmark-end text:name="__RefHeading__684_2002616289"/></text:h>
      <text:h text:style-name="P36" text:outline-level="2"><text:bookmark-start text:name="__RefHeading__686_2002616289"/><text:span text:style-name="T3">1.</text:span><text:span text:style-name="T2">1 Назначение программы</text:span><text:bookmark-end text:name="__RefHeading__686_2002616289"/></text:h>
      <text:p text:style-name="P20">Программа предназначена для расчета сопротивлений между всеми парами узлов электрической цепи по её схеме и значениям сопротивлений элементов.</text:p>
      <text:h text:style-name="P37" text:outline-level="2"><text:bookmark-start text:name="__RefHeading__688_2002616289"/><text:span text:style-name="T3">1.</text:span><text:span text:style-name="T2">2 Функции, выполняемые программой</text:span><text:bookmark-end text:name="__RefHeading__688_2002616289"/></text:h>
      <text:p text:style-name="P20">Основная функция программы – расчёт сопротивлений между всеми парами узлов электрической цепи по заданной схеме цепи, в которой узлы могут быть соединены резисторами, конденсаторами или диодами.</text:p>
      <text:h text:style-name="P40" text:outline-level="2"><text:bookmark-start text:name="__RefHeading__690_2002616289"/><text:span text:style-name="T8">1.</text:span><text:span text:style-name="T7">3 Условия, необходимые для выполнения программы</text:span><text:bookmark-end text:name="__RefHeading__690_2002616289"/></text:h>
      <text:list xml:id="list2409969263449135886" text:style-name="L1">
        <text:list-item>
          <text:p text:style-name="P21">ЭВМ с установленным интерпретатором языка Python версии не ниже 3;</text:p>
        </text:list-item>
        <text:list-item>
          <text:p text:style-name="P23"><text:span text:style-name="T9">не меньше 5 МБ о</text:span><text:span text:style-name="T7">перативн</text:span><text:span text:style-name="T9">ой</text:span><text:span text:style-name="T7"> памят</text:span><text:span text:style-name="T9">и.</text:span></text:p>
        </text:list-item>
      </text:list>
      <text:h text:style-name="P29" text:outline-level="1"><text:bookmark-start text:name="__RefHeading__692_2002616289"/><text:span text:style-name="T3">2. </text:span><text:span text:style-name="T6">Характеристика программы</text:span><text:bookmark-end text:name="__RefHeading__692_2002616289"/></text:h>
      <text:h text:style-name="P39" text:outline-level="2"><text:bookmark-start text:name="__RefHeading__694_2002616289"/><text:span text:style-name="T6">2.</text:span><text:span text:style-name="T10">1 Режим работы программы</text:span><text:bookmark-end text:name="__RefHeading__694_2002616289"/></text:h>
      <text:p text:style-name="P22">После запуска программа работает в интерфейсе командной строки, по окончании работы возвращает пользователю управление командной строкой.</text:p>
      <text:h text:style-name="P39" text:outline-level="2"><text:bookmark-start text:name="__RefHeading__696_2002616289"/>2.<text:span text:style-name="T15">2</text:span> Временные характеристики<text:bookmark-end text:name="__RefHeading__696_2002616289"/></text:h>
      <text:p text:style-name="P2"><text:span text:style-name="T5">Время работы программы описывается функцией порядка O(n</text:span><text:span text:style-name="T1">3</text:span><text:span text:style-name="T5">), где n – количество узлов цепи. Для цепи с 300 узлами время работы на ЭВМ с тактовой частотой процессора 2.5 ГГц составляет примерно </text:span><text:span text:style-name="T4">15 секунд.</text:span></text:p>
      <text:h text:style-name="P38" text:outline-level="2"><text:bookmark-start text:name="__RefHeading__698_2002616289"/>2.<text:span text:style-name="T15">3</text:span> <text:span text:style-name="T15">Контроль работоспособности программы</text:span><text:bookmark-end text:name="__RefHeading__698_2002616289"/></text:h>
      <text:p text:style-name="P3">Работоспособность программы можно определить по следующим признакам:</text:p>
      <text:list xml:id="list407730935700467086" text:style-name="L2">
        <text:list-item>
          <text:p text:style-name="P34">Время работы программы соответствует временным характеристикам (см. п. 2.2)</text:p>
        </text:list-item>
        <text:list-item>
          <text:p text:style-name="P34">После завершения своей работы программа выводит на экран сообщение (см. п. 5)</text:p>
        </text:list-item>
        <text:list-item>
          <text:p text:style-name="P33"><text:span text:style-name="T12">При корректных входных данных создаётся csv-файл с именем, указанным во втором аргументе командной строки; в созданной csv-</text:span><text:soft-page-break/><text:span text:style-name="T12">таблице на диагонале стоят нули.</text:span></text:p>
        </text:list-item>
      </text:list>
      <text:h text:style-name="P25" text:outline-level="1"><text:bookmark-start text:name="__RefHeading__700_2002616289"/>3. Обращение к программе<text:bookmark-end text:name="__RefHeading__700_2002616289"/></text:h>
      <text:p text:style-name="P9">Если в командной строке системы интерпретатор Python вызывается командой &lt;команда вызова Python&gt;, то команда вызова программы расчёта сопротивлений (при условии, что resistance.py находится в текущей директории) выглядит следующим образом:</text:p>
      <text:p text:style-name="P11">&lt;команда вызова Python&gt; resistance.py &lt;путь к входному файлу&gt; &lt;путь к выходному файлу&gt;</text:p>
      <text:p text:style-name="P12"><text:span text:style-name="T17">Нап</text:span>ример (Windows или UNIX-подобные системы):</text:p>
      <text:p text:style-name="P11">$ python3 resistance.py example_input_3_nodes.xml output.csv</text:p>
      <text:h text:style-name="P25" text:outline-level="1"><text:bookmark-start text:name="__RefHeading__702_2002616289"/>4. Входные и выходные данные<text:bookmark-end text:name="__RefHeading__702_2002616289"/></text:h>
      <text:p text:style-name="P10">Входные данные представлены в виде XML-файла, который содержит элементы: </text:p>
      <text:p text:style-name="P10">• <text:span text:style-name="T13">net</text:span> с целочисленным аттрибутом <text:span text:style-name="T13">id</text:span> – узел цепи </text:p>
      <text:p text:style-name="P10">• <text:span text:style-name="T13">resistor</text:span> c вещественным аттрибутом <text:span text:style-name="T13">resistance</text:span> – резистор </text:p>
      <text:p text:style-name="P10">• <text:span text:style-name="T13">сapactor</text:span> c вещественным аттрибутом <text:span text:style-name="T13">resistance</text:span> – конденсатор </text:p>
      <text:p text:style-name="P10">• <text:span text:style-name="T13">diode</text:span> c вещественными аттрибутами <text:span text:style-name="T13">resistance</text:span> и <text:span text:style-name="T13">reverse_resistance</text:span> – диод; аттрибут <text:span text:style-name="T13">resistance</text:span> – это сопротивление в прямом направлении, <text:span text:style-name="T13">reverse_resistance</text:span> – сопротивление в обратном направлении. </text:p>
      <text:p text:style-name="P10">Кроме того, все элементы, кроме net, имеют целочисленные аттрибуты <text:span text:style-name="T13">net_from </text:span>и <text:span text:style-name="T13">net_to</text:span>, которые обозначают id соответствующих узлов, к которым эти элементы подключены.</text:p>
      <text:p text:style-name="P10">Выходной файл является CSV-таблицой (в качестве разделителя элементов – запятая; разделитель целой и дробной частей в записи вещественных чисел – точка). Таблица содержит вещественные значения пар сопротивлений, без указания их id. Столбцы и строки соответствуют исходным узлам и отсортированы по id.</text:p>
      <text:h text:style-name="P25" text:outline-level="1"><text:soft-page-break/></text:h>
      <text:h text:style-name="P25" text:outline-level="1"><text:bookmark-start text:name="__RefHeading__704_2002616289"/>5. Сообщения<text:bookmark-end text:name="__RefHeading__704_2002616289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Вид сообщения</text:p>
          </table:table-cell>
          <table:table-cell table:style-name="Table1.A1" office:value-type="string">
            <text:p text:style-name="P16">Тип сообщения</text:p>
          </table:table-cell>
          <table:table-cell table:style-name="Table1.C1" office:value-type="string">
            <text:p text:style-name="P16">Значение</text:p>
          </table:table-cell>
        </table:table-row>
        <table:table-row>
          <table:table-cell table:style-name="Table1.A2" office:value-type="string">
            <text:p text:style-name="P18">Usage: </text:p>
            <text:p text:style-name="P18">Argument 1: input file (*.xml), </text:p>
            <text:p text:style-name="P18">Argument 2: output file (*.csv) </text:p>
          </table:table-cell>
          <table:table-cell table:style-name="Table1.A2" office:value-type="string">
            <text:p text:style-name="P18">Подсказка</text:p>
          </table:table-cell>
          <table:table-cell table:style-name="Table1.C2" office:value-type="string">
            <text:p text:style-name="P15">Подсказка о форме вызове программы; появляется при недостаточном числе аргументов</text:p>
          </table:table-cell>
        </table:table-row>
        <table:table-row>
          <table:table-cell table:style-name="Table1.A2" office:value-type="string">
            <text:p text:style-name="P19">[Errno 2] No such file or directory: '&lt;path&gt;' </text:p>
          </table:table-cell>
          <table:table-cell table:style-name="Table1.A2" office:value-type="string">
            <text:p text:style-name="P19">Сообщение об ошибке</text:p>
          </table:table-cell>
          <table:table-cell table:style-name="Table1.C2" office:value-type="string">
            <text:p text:style-name="P19">Не удалось найти входной файл по адресу &lt;path&gt;</text:p>
          </table:table-cell>
        </table:table-row>
        <table:table-row>
          <table:table-cell table:style-name="Table1.A2" office:value-type="string">
            <text:p text:style-name="P19">Time of execution: &lt;s&gt; seconds</text:p>
          </table:table-cell>
          <table:table-cell table:style-name="Table1.A2" office:value-type="string">
            <text:p text:style-name="P19">Информация о работе программы</text:p>
          </table:table-cell>
          <table:table-cell table:style-name="Table1.C2" office:value-type="string">
            <text:p text:style-name="P19">Время работы программы составило &lt;s&gt; секунд</text:p>
          </table:table-cell>
        </table:table-row>
        <table:table-row>
          <table:table-cell table:style-name="Table1.A2" office:value-type="string">
            <text:p text:style-name="P17">DOMException.<text:span text:style-name="T16">&lt;str&gt;</text:span></text:p>
          </table:table-cell>
          <table:table-cell table:style-name="Table1.A2" office:value-type="string">
            <text:p text:style-name="P19">Сообщение об ошибке</text:p>
          </table:table-cell>
          <table:table-cell table:style-name="Table1.C2" office:value-type="string">
            <text:p text:style-name="P19">Ошибка формата входных данных типа &lt;str&gt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.1in" fo:margin-top="0.1in" fo:margin-bottom="0in" style:contextual-spacing="false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4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Zeichenformat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01:49:11.794509934</meta:creation-date>
    <dc:date>2015-02-15T00:30:13.254199513</dc:date>
    <meta:editing-duration>PT9M50S</meta:editing-duration>
    <meta:editing-cycles>5</meta:editing-cycles>
    <meta:generator>LibreOffice/4.2.7.2$Linux_X86_64 LibreOffice_project/420m0$Build-2</meta:generator>
    <meta:document-statistic meta:table-count="1" meta:image-count="0" meta:object-count="0" meta:page-count="6" meta:paragraph-count="71" meta:word-count="645" meta:character-count="4979" meta:non-whitespace-character-count="4389"/>
  </office:meta>
</office:document-meta>
</file>